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13.58cm" style:rel-column-width="34040*"/>
    </style:style>
    <style:style style:name="Table2.B" style:family="table-column">
      <style:table-column-properties style:column-width="12.564cm" style:rel-column-width="3149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98cm" fo:background-color="transparent">
        <style:background-image/>
      </style:table-row-properties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409e4f"/>
    </style:style>
    <style:style style:name="P8" style:family="paragraph" style:parent-style-name="Table_20_Contents">
      <style:text-properties officeooo:paragraph-rsid="0346e41f"/>
    </style:style>
    <style:style style:name="P9" style:family="paragraph" style:parent-style-name="Table_20_Contents">
      <style:text-properties style:font-name="Courier New" fo:font-size="10pt" officeooo:paragraph-rsid="0354cf45" style:font-size-asian="10pt" style:font-size-complex="10pt"/>
    </style:style>
    <style:style style:name="P10" style:family="paragraph" style:parent-style-name="Table_20_Contents">
      <style:text-properties officeooo:paragraph-rsid="0352f4cd"/>
    </style:style>
    <style:style style:name="P11" style:family="paragraph" style:parent-style-name="Table_20_Contents">
      <style:text-properties officeooo:paragraph-rsid="03266a92"/>
    </style:style>
    <style:style style:name="P12" style:family="paragraph" style:parent-style-name="Table_20_Contents">
      <style:text-properties officeooo:paragraph-rsid="032bbd7a"/>
    </style:style>
    <style:style style:name="P13" style:family="paragraph" style:parent-style-name="Table_20_Contents">
      <style:text-properties officeooo:paragraph-rsid="032ab6a9"/>
    </style:style>
    <style:style style:name="P1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3554782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355693b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25" style:family="paragraph" style:parent-style-name="Table_20_Contents">
      <style:text-properties officeooo:paragraph-rsid="02f0205e"/>
    </style:style>
    <style:style style:name="P26" style:family="paragraph" style:parent-style-name="Table_20_Contents">
      <style:text-properties officeooo:paragraph-rsid="03017dbe"/>
    </style:style>
    <style:style style:name="P27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28" style:family="paragraph" style:parent-style-name="Table_20_Contents">
      <style:text-properties officeooo:paragraph-rsid="03432413"/>
    </style:style>
    <style:style style:name="P2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5" style:family="paragraph" style:parent-style-name="Table_20_Contents">
      <style:text-properties officeooo:paragraph-rsid="0108f4cf"/>
    </style:style>
    <style:style style:name="P36" style:family="paragraph" style:parent-style-name="Table_20_Contents">
      <style:text-properties officeooo:paragraph-rsid="0294e861"/>
    </style:style>
    <style:style style:name="P37" style:family="paragraph" style:parent-style-name="Table_20_Contents">
      <style:text-properties officeooo:paragraph-rsid="02b867ce"/>
    </style:style>
    <style:style style:name="P38" style:family="paragraph" style:parent-style-name="Table_20_Contents">
      <style:text-properties officeooo:paragraph-rsid="010e8474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4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4" style:family="paragraph" style:parent-style-name="Table_20_Contents">
      <style:text-properties officeooo:paragraph-rsid="015fc100"/>
    </style:style>
    <style:style style:name="P4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4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4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48" style:family="paragraph" style:parent-style-name="Table_20_Contents">
      <style:text-properties officeooo:paragraph-rsid="02ae0b54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0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officeooo:paragraph-rsid="0258ad30"/>
    </style:style>
    <style:style style:name="P66" style:family="paragraph" style:parent-style-name="Table_20_Contents">
      <style:text-properties officeooo:paragraph-rsid="025e6e41"/>
    </style:style>
    <style:style style:name="P6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2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3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5" style:family="paragraph" style:parent-style-name="Table_20_Contents">
      <style:text-properties officeooo:paragraph-rsid="03427071"/>
    </style:style>
    <style:style style:name="P76" style:family="paragraph" style:parent-style-name="Table_20_Contents">
      <style:text-properties officeooo:paragraph-rsid="034a5fa0"/>
    </style:style>
    <style:style style:name="P77" style:family="paragraph" style:parent-style-name="Table_20_Contents">
      <style:text-properties officeooo:paragraph-rsid="031c8ae5"/>
    </style:style>
    <style:style style:name="P78" style:family="paragraph" style:parent-style-name="Table_20_Contents">
      <style:text-properties officeooo:paragraph-rsid="030c3545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officeooo:paragraph-rsid="022f0ff6"/>
    </style:style>
    <style:style style:name="P81" style:family="paragraph" style:parent-style-name="Table_20_Contents">
      <style:text-properties officeooo:paragraph-rsid="0049a42a"/>
    </style:style>
    <style:style style:name="P8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5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2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4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5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4d094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4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4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3498773" style:font-name-asian="NSimSun" style:language-asian="zxx" style:country-asian="none" style:font-name-complex="Courier New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2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3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9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5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7" style:family="text">
      <style:text-properties fo:language="zxx" fo:country="none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officeooo:rsid="02b867ce"/>
    </style:style>
    <style:style style:name="T19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6" style:family="text">
      <style:text-properties officeooo:rsid="00c77656"/>
    </style:style>
    <style:style style:name="T20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9" style:family="text">
      <style:text-properties officeooo:rsid="0277dedb"/>
    </style:style>
    <style:style style:name="T210" style:family="text">
      <style:text-properties officeooo:rsid="023d069c"/>
    </style:style>
    <style:style style:name="T21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font-style="normal" officeooo:rsid="023ec219" style:font-style-asian="normal" style:font-style-complex="normal"/>
    </style:style>
    <style:style style:name="T214" style:family="text">
      <style:text-properties fo:font-style="normal" style:font-style-asian="normal" style:font-style-complex="normal"/>
    </style:style>
    <style:style style:name="T215" style:family="text">
      <style:text-properties officeooo:rsid="0213f657"/>
    </style:style>
    <style:style style:name="T216" style:family="text">
      <style:text-properties officeooo:rsid="02984091"/>
    </style:style>
    <style:style style:name="T217" style:family="text">
      <style:text-properties officeooo:rsid="021570c6"/>
    </style:style>
    <style:style style:name="T218" style:family="text">
      <style:text-properties officeooo:rsid="0298730b"/>
    </style:style>
    <style:style style:name="T21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6" style:family="text">
      <style:text-properties fo:font-style="italic" officeooo:rsid="02afaaf5" style:font-style-asian="italic" style:font-style-complex="italic"/>
    </style:style>
    <style:style style:name="T227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isNull(v</text:span></text:span><text:span text:style-name="Source_20_Text"><text:span text:style-name="T17">a</text:span></text:span><text:span text:style-name="Source_20_Text"><text:span text:style-name="T18">lue</text:span></text:span><text:span text:style-name="Source_20_Text"><text:span text:style-name="T16">);</text:span></text:span></text:p>
            <text:p text:style-name="P7"><text:span text:style-name="Source_20_Text"><text:span text:style-name="T16">isUndefined(v</text:span></text:span><text:span text:style-name="Source_20_Text"><text:span text:style-name="T19">alu</text:span></text:span><text:span text:style-name="Source_20_Text"><text:span text:style-name="T20">e</text:span></text:span><text:span text:style-name="Source_20_Text"><text:span text:style-name="T16">);</text:span></text:span></text:p>
            <text:p text:style-name="P7"><text:span text:style-name="Source_20_Text"><text:span text:style-name="T16">isNullOrUndefined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Nil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Primitive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7"><text:span text:style-name="Source_20_Text"><text:span text:style-name="T16">isNumeric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Floa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25">isChar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5">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Function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</text:span></text:span><text:span text:style-name="Source_20_Text"><text:span text:style-name="T26">Callable</text:span></text:span><text:span text:style-name="Source_20_Text"><text:span text:style-name="T16">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ConstructorFn</text:span></text:span><text:span text:style-name="Source_20_Text"><text:span text:style-name="T27">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7">);</text:span></text:span></text:p>
            <text:p text:style-name="P7"><text:span text:style-name="Source_20_Text"><text:span text:style-name="T28">isClass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8">);</text:span></text:span></text:p>
            <text:p text:style-name="P7"><text:span text:style-name="Source_20_Text"><text:span text:style-name="T28"/></text:span></text:p>
            <text:p text:style-name="P7"><text:span text:style-name="Source_20_Text"><text:span text:style-name="T16">isGenerator</text:span></text:span><text:span text:style-name="Source_20_Text"><text:span text:style-name="T29">Fn</text:span></text:span><text:span text:style-name="Source_20_Text"><text:span text:style-name="T16">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6">);</text:span></text:span></text:p>
            <text:p text:style-name="P7"><text:span text:style-name="Source_20_Text"><text:span text:style-name="T16">isAsync</text:span></text:span><text:span text:style-name="Source_20_Text"><text:span text:style-name="T32">Fn</text:span></text:span><text:span text:style-name="Source_20_Text"><text:span text:style-name="T16">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6">);</text:span></text:span></text:p>
            <text:p text:style-name="P7"><text:span text:style-name="Source_20_Text"><text:span text:style-name="T25">isAsyncGeneratorFn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25">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Objec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PlainObject(value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25">isProxy(value);</text:span></text:span></text:p>
            <text:p text:style-name="P7"><text:span text:style-name="Source_20_Text"><text:span text:style-name="T16">isElemen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25">isRegexp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5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Arraylike(value);</text:span></text:span></text:p>
            <text:p text:style-name="P7"><text:span text:style-name="Source_20_Text"><text:span text:style-name="T16">isTypedArray(value);</text:span></text:span></text:p>
            <text:p text:style-name="P7"><text:span text:style-name="Source_20_Text"><text:span text:style-name="T16">isIterator(v</text:span></text:span><text:span text:style-name="Source_20_Text"><text:span text:style-name="T33">a</text:span></text:span><text:span text:style-name="Source_20_Text"><text:span text:style-name="T34">lue</text:span></text:span><text:span text:style-name="Source_20_Text"><text:span text:style-name="T16">);</text:span></text:span></text:p>
            <text:p text:style-name="P7"><text:span text:style-name="Source_20_Text"><text:span text:style-name="T16">isIterable(v</text:span></text:span><text:span text:style-name="Source_20_Text"><text:span text:style-name="T33">a</text:span></text:span><text:span text:style-name="Source_20_Text"><text:span text:style-name="T34">lue</text:span></text:span><text:span text:style-name="Source_20_Text"><text:span text:style-name="T16">);</text:span></text:span></text:p>
            <text:p text:style-name="P7"><text:span text:style-name="Source_20_Text"><text:span text:style-name="T16">isCoercedObject</text:span></text:span><text:span text:style-name="Source_20_Text"><text:span text:style-name="T35">(object);</text:span></text:span></text:p>
            <text:p text:style-name="P8"><text:span text:style-name="Source_20_Text"><text:span text:style-name="T36">isDeepStrictEqual(v</text:span></text:span><text:span text:style-name="Source_20_Text"><text:span text:style-name="T37">al</text:span></text:span><text:span text:style-name="Source_20_Text"><text:span text:style-name="T38">ue</text:span></text:span><text:span text:style-name="Source_20_Text"><text:span text:style-name="T36">1,v</text:span></text:span><text:span text:style-name="Source_20_Text"><text:span text:style-name="T37">al</text:span></text:span><text:span text:style-name="Source_20_Text"><text:span text:style-name="T38">ue</text:span></text:span><text:span text:style-name="Source_20_Text"><text:span text:style-name="T36">2);</text:span></text:span></text:p>
            <text:p text:style-name="P7"><text:span text:style-name="Source_20_Text"><text:span text:style-name="T16">isEmpty</text:span></text:span><text:span text:style-name="Source_20_Text"><text:span text:style-name="T36">Value</text:span></text:span><text:span text:style-name="Source_20_Text"><text:span text:style-name="T16">(value);</text:span></text:span></text:p>
            <text:p text:style-name="P7"><text:span text:style-name="Source_20_Text"><text:span text:style-name="T16"/></text:span></text:p>
            <text:p text:style-name="P9"><text:span text:style-name="Source_20_Text"><text:span text:style-name="T39">isSameType(value1,value2)</text:span></text:span><text:span text:style-name="Source_20_Text"><text:span text:style-name="T40">;</text:span></text:span></text:p>
            <text:p text:style-name="P9"><text:span text:style-name="Source_20_Text"><text:span text:style-name="T39">isSame</text:span></text:span><text:span text:style-name="Source_20_Text"><text:span text:style-name="T41">Class</text:span></text:span><text:span text:style-name="Source_20_Text"><text:span text:style-name="T39">(value1,value2)</text:span></text:span><text:span text:style-name="Source_20_Text"><text:span text:style-name="T40">;</text:span></text:span></text:p>
            <text:p text:style-name="P10"><text:span text:style-name="Source_20_Text"><text:span text:style-name="T16">isSameInstance(</text:span></text:span><text:span text:style-name="Source_20_Text"><text:span text:style-name="T42">v1</text:span></text:span><text:span text:style-name="Source_20_Text"><text:span text:style-name="T16">,</text:span></text:span><text:span text:style-name="Source_20_Text"><text:span text:style-name="T42">v2</text:span></text:span><text:span text:style-name="Source_20_Text"><text:span text:style-name="T16">,Contructor);</text:span></text:span></text:p>
          </table:table-cell>
          <table:table-cell table:style-name="Table1.C2" table:number-rows-spanned="3" office:value-type="string">
            <text:p text:style-name="P11"><text:span text:style-name="Source_20_Text"><text:span text:style-name="T16">qsa(selector[,context]).forEach(c</text:span></text:span><text:span text:style-name="Source_20_Text"><text:span text:style-name="T43">a</text:span></text:span><text:span text:style-name="Source_20_Text"><text:span text:style-name="T44">llback</text:span></text:span><text:span text:style-name="Source_20_Text"><text:span text:style-name="T16">);</text:span></text:span></text:p>
            <text:p text:style-name="P11"><text:span text:style-name="Source_20_Text"><text:span text:style-name="T16">qs(selector[,context]);</text:span></text:span></text:p>
            <text:p text:style-name="P11"><text:span text:style-name="Source_20_Text"><text:span text:style-name="T16">domReady(c</text:span></text:span><text:span text:style-name="Source_20_Text"><text:span text:style-name="T43">allback</text:span></text:span><text:span text:style-name="Source_20_Text"><text:span text:style-name="T16">);</text:span></text:span></text:p>
            <text:p text:style-name="P11"><text:span text:style-name="Source_20_Text"><text:span text:style-name="T45">domClear(e</text:span></text:span><text:span text:style-name="Source_20_Text"><text:span text:style-name="T46">lement</text:span></text:span><text:span text:style-name="Source_20_Text"><text:span text:style-name="T45">);</text:span></text:span></text:p>
            <text:p text:style-name="P11"><text:span text:style-name="Source_20_Text"><text:span text:style-name="T16">domCreate(type[,properties[,innerHTML]]);</text:span></text:span></text:p>
            <text:p text:style-name="P11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1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1"><text:span text:style-name="Source_20_Text"><text:span text:style-name="T16">domGetCSS(element</text:span></text:span><text:span text:style-name="Source_20_Text"><text:span text:style-name="T47">[</text:span></text:span><text:span text:style-name="Source_20_Text"><text:span text:style-name="T16">,property</text:span></text:span><text:span text:style-name="Source_20_Text"><text:span text:style-name="T48">]</text:span></text:span><text:span text:style-name="Source_20_Text"><text:span text:style-name="T16">);</text:span></text:span></text:p>
            <text:p text:style-name="P11"><text:span text:style-name="Source_20_Text"><text:span text:style-name="T16">domSetCSS(element,property,value);</text:span></text:span></text:p>
            <text:p text:style-name="P11"><text:span text:style-name="Source_20_Text"><text:span text:style-name="T16">domSetCSS(element,properties);</text:span></text:span></text:p>
            <text:p text:style-name="P11"><text:span text:style-name="Source_20_Text"><text:span text:style-name="T16">domFadeIn(element[,duration[,display]]);</text:span></text:span></text:p>
            <text:p text:style-name="P11"><text:span text:style-name="Source_20_Text"><text:span text:style-name="T16">domFadeOut(element[,duration]); </text:span></text:span></text:p>
            <text:p text:style-name="P11"><text:span text:style-name="Source_20_Text"><text:span text:style-name="T16">domFadeToggle(eleme</text:span></text:span><text:span text:style-name="Source_20_Text"><text:span text:style-name="T49">nt</text:span></text:span><text:span text:style-name="Source_20_Text"><text:span text:style-name="T16">[,duration[,display]]);</text:span></text:span></text:p>
            <text:p text:style-name="P11"><text:span text:style-name="Source_20_Text"><text:span text:style-name="T16">domShow(element[,display]);</text:span></text:span></text:p>
            <text:p text:style-name="P11"><text:span text:style-name="Source_20_Text"><text:span text:style-name="T16">domHide(e</text:span></text:span><text:span text:style-name="Source_20_Text"><text:span text:style-name="T50">le</text:span></text:span><text:span text:style-name="Source_20_Text"><text:span text:style-name="T51">ment</text:span></text:span><text:span text:style-name="Source_20_Text"><text:span text:style-name="T16">);</text:span></text:span></text:p>
            <text:p text:style-name="P11"><text:span text:style-name="Source_20_Text"><text:span text:style-name="T16">domToggle(element[,display]);</text:span></text:span></text:p>
            <text:p text:style-name="P11"><text:span text:style-name="Source_20_Text"><text:span text:style-name="T16">domIsHidden(element);</text:span></text:span></text:p>
            <text:p text:style-name="P11"><text:span text:style-name="Source_20_Text"><text:span text:style-name="T52">domScrollToTop();</text:span></text:span><text:span text:style-name="Source_20_Text"><text:span text:style-name="T53"> </text:span></text:span><text:span text:style-name="Source_20_Text"><text:span text:style-name="T54">and </text:span></text:span><text:span text:style-name="Source_20_Text"><text:span text:style-name="T55">domScrollToBottom();</text:span></text:span></text:p>
            <text:p text:style-name="P11"><text:span text:style-name="Source_20_Text"><text:span text:style-name="T16">domScrollToElement(element[,top=true]);<text:line-break/>domSiblings(element);</text:span></text:span></text:p>
            <text:p text:style-name="P11"><text:span text:style-name="Source_20_Text"><text:span text:style-name="T16">domSiblingsPrev(element);</text:span></text:span></text:p>
            <text:p text:style-name="P11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element);</text:span></text:span></text:p>
            <text:p text:style-name="P11"><text:span text:style-name="Source_20_Text"><text:span text:style-name="T16">domSiblingsNext(element);</text:span></text:span></text:p>
            <text:p text:style-name="P11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element);</text:span></text:span></text:p>
            <text:p text:style-name="P11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name);</text:span></text:span></text:p>
            <text:p text:style-name="P11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n</text:span></text:span><text:span text:style-name="Source_20_Text"><text:span text:style-name="T16">a</text:span></text:span><text:span text:style-name="Source_20_Text"><text:span text:style-name="T57">me</text:span></text:span><text:span text:style-name="Source_20_Text"><text:span text:style-name="T16">,</text:span></text:span><text:span text:style-name="Source_20_Text"><text:span text:style-name="T57">v</text:span></text:span><text:span text:style-name="Source_20_Text"><text:span text:style-name="T16">a</text:span></text:span><text:span text:style-name="Source_20_Text"><text:span text:style-name="T57">lue</text:span></text:span><text:span text:style-name="Source_20_Text"><text:span text:style-name="T16">);</text:span></text:span></text:p>
            <text:p text:style-name="P11"><text:span text:style-name="Source_20_Text"><text:span text:style-name="T16"/></text:span></text:p>
            <text:p text:style-name="P11"><text:span text:style-name="Source_20_Text"><text:span text:style-name="T16">importScript(script1[,scriptN]);</text:span></text:span></text:p>
            <text:p text:style-name="P11"><text:span text:style-name="Source_20_Text"><text:span text:style-name="T16">importStyle(style1[,styleN]);</text:span></text:span></text:p>
            <text:p text:style-name="P12"><text:span text:style-name="Source_20_Text"><text:span text:style-name="T16">setFullscreenOn(selector</text:span></text:span><text:span text:style-name="Source_20_Text"><text:span text:style-name="T59">);</text:span></text:span></text:p>
            <text:p text:style-name="P12"><text:span text:style-name="Source_20_Text"><text:span text:style-name="T16">setFullscreenOn(element);</text:span></text:span></text:p>
            <text:p text:style-name="P11"><text:span text:style-name="Source_20_Text"><text:span text:style-name="T16">setFullscreenOff();</text:span></text:span></text:p>
            <text:p text:style-name="P13"><text:span text:style-name="Source_20_Text"><text:span text:style-name="T16">getFullscreen();<text:line-break/>form2array(form);</text:span></text:span><text:span text:style-name="Source_20_Text"><text:span text:style-name="T60"> </text:span></text:span><text:span text:style-name="Source_20_Text"><text:span text:style-name="T54">and </text:span></text:span><text:span text:style-name="Source_20_Text"><text:span text:style-name="T16">form2string(form);</text:span></text:span></text:p>
            <text:p text:style-name="P11"><text:span text:style-name="Source_20_Text"><text:span text:style-name="T16">getDoNotTrack();</text:span></text:span></text:p>
            <text:p text:style-name="P11"><text:span text:style-name="Source_20_Text"><text:span text:style-name="T16">getLocation(success[,error]);</text:span></text:span></text:p>
            <text:p text:style-name="P11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61">32; BASE36; BASE58; BASE62;</text:span></text:span></text:p>
            <text:p text:style-name="P6"><text:span text:style-name="Source_20_Text"><text:span text:style-name="T61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62">decimal</text:span></text:span><text:span text:style-name="Source_20_Text"><text:span text:style-name="T16"> </text:span></text:span><text:span text:style-name="Source_20_Text"><text:span text:style-name="T63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50">tri</text:span></text:span><text:span text:style-name="Source_20_Text"><text:span text:style-name="T20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62">ou</text:span></text:span><text:span text:style-name="Source_20_Text"><text:span text:style-name="T16">rc</text:span></text:span><text:span text:style-name="Source_20_Text"><text:span text:style-name="T62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64">bje</text:span></text:span><text:span text:style-name="Source_20_Text"><text:span text:style-name="T65">ct</text:span></text:span><text:span text:style-name="Source_20_Text"><text:span text:style-name="T16">);<text:line-break/></text:span></text:span><text:span text:style-name="Source_20_Text"><text:span text:style-name="T66">popIn(o</text:span></text:span><text:span text:style-name="Source_20_Text"><text:span text:style-name="T67">bje</text:span></text:span><text:span text:style-name="Source_20_Text"><text:span text:style-name="T68">ct</text:span></text:span><text:span text:style-name="Source_20_Text"><text:span text:style-name="T66">,p</text:span></text:span><text:span text:style-name="Source_20_Text"><text:span text:style-name="T67">rope</text:span></text:span><text:span text:style-name="Source_20_Text"><text:span text:style-name="T68">rty</text:span></text:span><text:span text:style-name="Source_20_Text"><text:span text:style-name="T66">); </text:span></text:span></text:p>
            <text:p text:style-name="P12"><text:span text:style-name="Source_20_Text"><text:span text:style-name="T16">forIn(o</text:span></text:span><text:span text:style-name="Source_20_Text"><text:span text:style-name="T67">bje</text:span></text:span><text:span text:style-name="Source_20_Text"><text:span text:style-name="T68">ct</text:span></text:span><text:span text:style-name="Source_20_Text"><text:span text:style-name="T16">,c</text:span></text:span><text:span text:style-name="Source_20_Text"><text:span text:style-name="T67">a</text:span></text:span><text:span text:style-name="Source_20_Text"><text:span text:style-name="T68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69">ilter</text:span></text:span><text:span text:style-name="Source_20_Text"><text:span text:style-name="T16">In(o</text:span></text:span><text:span text:style-name="Source_20_Text"><text:span text:style-name="T70">bje</text:span></text:span><text:span text:style-name="Source_20_Text"><text:span text:style-name="T71">ct</text:span></text:span><text:span text:style-name="Source_20_Text"><text:span text:style-name="T16">,c</text:span></text:span><text:span text:style-name="Source_20_Text"><text:span text:style-name="T71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72">lis</text:span></text:span><text:span text:style-name="Source_20_Text"><text:span text:style-name="T16">e</text:span></text:span><text:span text:style-name="Source_20_Text"><text:span text:style-name="T72">c</text:span></text:span><text:span text:style-name="Source_20_Text"><text:span text:style-name="T16">).then(callback);</text:span></text:span></text:p>
            <text:p text:style-name="P6"><text:span text:style-name="Source_20_Text"><text:span text:style-name="T73">sleep</text:span></text:span><text:span text:style-name="Source_20_Text"><text:span text:style-name="T16">(mi</text:span></text:span><text:span text:style-name="Source_20_Text"><text:span text:style-name="T72">lis</text:span></text:span><text:span text:style-name="Source_20_Text"><text:span text:style-name="T16">e</text:span></text:span><text:span text:style-name="Source_20_Text"><text:span text:style-name="T72">c</text:span></text:span><text:span text:style-name="Source_20_Text"><text:span text:style-name="T16">).then(callback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randomBoolean</text:span></text:span><text:span text:style-name="Source_20_Text"><text:span text:style-name="T74">();</text:span></text:span></text:p>
            <text:p text:style-name="P6"><text:span text:style-name="Source_20_Text"><text:span text:style-name="T75">r</text:span></text:span><text:span text:style-name="Source_20_Text"><text:span text:style-name="T74">andomUUIDv7</text:span></text:span><text:span text:style-name="Source_20_Text"><text:span text:style-name="T76">(); </text:span></text:span></text:p>
            <text:p text:style-name="P6"><text:span text:style-name="Source_20_Text"><text:span text:style-name="T77">timestampID([size=21[,alphabet=</text:span></text:span><text:span text:style-name="Source_20_Text"><text:span text:style-name="T73">"ABCDEFGHIJKLMNOPQRSTUVWXYZabcdefghijklmnopqrstuvwxyz0123456789_-"</text:span></text:span><text:span text:style-name="Source_20_Text"><text:span text:style-name="T77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78">classof</text:span></text:span><text:span text:style-name="Source_20_Text"><text:span text:style-name="T16">(</text:span></text:span><text:span text:style-name="Source_20_Text"><text:span text:style-name="T79">value</text:span></text:span><text:span text:style-name="Source_20_Text"><text:span text:style-name="T16">[,</text:span></text:span><text:span text:style-name="Source_20_Text"><text:span text:style-name="T80">class</text:span></text:span><text:span text:style-name="Source_20_Text"><text:span text:style-name="T16">[,throw=false]</text:span></text:span><text:span text:style-name="Source_20_Text"><text:span text:style-name="T81">]</text:span></text:span><text:span text:style-name="Source_20_Text"><text:span text:style-name="T16">);</text:span></text:span></text:p>
            <text:p text:style-name="P6"><text:span text:style-name="Source_20_Text"><text:span text:style-name="T82">ge</text:span></text:span><text:span text:style-name="Source_20_Text"><text:span text:style-name="T78">t</text:span></text:span><text:span text:style-name="Source_20_Text"><text:span text:style-name="T82">Type</text:span></text:span><text:span text:style-name="Source_20_Text"><text:span text:style-name="T16">(</text:span></text:span><text:span text:style-name="Source_20_Text"><text:span text:style-name="T79">value</text:span></text:span><text:span text:style-name="Source_20_Text"><text:span text:style-name="T16">[,</text:span></text:span><text:span text:style-name="Source_20_Text"><text:span text:style-name="T80">class</text:span></text:span><text:span text:style-name="Source_20_Text"><text:span text:style-name="T16">[,throw=false]</text:span></text:span><text:span text:style-name="Source_20_Text"><text:span text:style-name="T81">]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bind(</text:span></text:span><text:span text:style-name="Source_20_Text"><text:span text:style-name="T68">function</text:span></text:span><text:span text:style-name="Source_20_Text"><text:span text:style-name="T16">,context);</text:span></text:span></text:p>
            <text:p text:style-name="P6"><text:span text:style-name="Source_20_Text"><text:span text:style-name="T83">unBind</text:span></text:span><text:span text:style-name="Source_20_Text"><text:span text:style-name="T84">(</text:span></text:span><text:span text:style-name="Source_20_Text"><text:span text:style-name="T85">f</text:span></text:span><text:span text:style-name="Source_20_Text"><text:span text:style-name="T86">unction</text:span></text:span><text:span text:style-name="Source_20_Text"><text:span text:style-name="T84">);</text:span></text:span></text:p>
            <text:p text:style-name="P6"><text:span text:style-name="Source_20_Text"><text:span text:style-name="T16">constant(value);</text:span></text:span></text:p>
            <text:p text:style-name="P6"><text:span text:style-name="Source_20_Text"><text:span text:style-name="T87">identity(value);</text:span></text:span></text:p>
            <text:p text:style-name="P6"><text:span text:style-name="Source_20_Text"><text:span text:style-name="T16">noop();</text:span></text:span></text:p>
            <text:p text:style-name="P6"><text:span text:style-name="Source_20_Text"><text:span text:style-name="T16">T();</text:span></text:span></text:p>
            <text:p text:style-name="P6"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4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String API</text:p>
          </table:table-cell>
          <table:table-cell table:style-name="Table5.B1" office:value-type="string">
            <text:p text:style-name="P16">Abstract <text:span text:style-name="T15">API</text:span>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88">c</text:span></text:span><text:span text:style-name="Source_20_Text"><text:span text:style-name="T16">as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 </text:span></text:span></text:p>
            <text:p text:style-name="P6"><text:span text:style-name="Source_20_Text"><text:span text:style-name="T91">s</text:span></text:span><text:span text:style-name="Source_20_Text"><text:span text:style-name="T16">tr</text:span></text:span><text:span text:style-name="Source_20_Text"><text:span text:style-name="T92">T</text:span></text:span><text:span text:style-name="Source_20_Text"><text:span text:style-name="T93">itle</text:span></text:span><text:span text:style-name="Source_20_Text"><text:span text:style-name="T88">c</text:span></text:span><text:span text:style-name="Source_20_Text"><text:span text:style-name="T16">as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94"/></text:span></text:p>
            <text:p text:style-name="P6"><text:span text:style-name="Source_20_Text"><text:span text:style-name="T94">strTruncate(st</text:span></text:span><text:span text:style-name="Source_20_Text"><text:span text:style-name="T95">ring</text:span></text:span><text:span text:style-name="Source_20_Text"><text:span text:style-name="T94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>strDownFirst(s</text:span></text:span><text:span text:style-name="Source_20_Text"><text:span text:style-name="T96">tri</text:span></text:span><text:span text:style-name="Source_20_Text"><text:span text:style-name="T68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3">t</text:span></text:span><text:span text:style-name="Source_20_Text"><text:span text:style-name="T90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97">t</text:span></text:span><text:span text:style-name="Source_20_Text"><text:span text:style-name="T95">ring</text:span></text:span><text:span text:style-name="Source_20_Text"><text:span text:style-name="T16">);</text:span></text:span></text:p>
            <text:p text:style-name="P6"><text:span text:style-name="Source_20_Text"><text:span text:style-name="T16">strFromCodePoints(i</text:span></text:span><text:span text:style-name="Source_20_Text"><text:span text:style-name="T98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99">tri</text:span></text:span><text:span text:style-name="Source_20_Text"><text:span text:style-name="T100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99">str</text:span></text:span><text:span text:style-name="Source_20_Text"><text:span text:style-name="T37">ing</text:span></text:span><text:span text:style-name="Source_20_Text"><text:span text:style-name="T16">,index,count[,add</text:span></text:span><text:span text:style-name="Source_20_Text"><text:span text:style-name="T101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string);</text:span></text:span></text:p>
            <text:p text:style-name="P6"><text:span text:style-name="Source_20_Text"><text:span text:style-name="T16">strHTMLEscap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>strHTML</text:span></text:span><text:span text:style-name="Source_20_Text"><text:span text:style-name="T103">Un</text:span></text:span><text:span text:style-name="Source_20_Text"><text:span text:style-name="T16">Escap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</table:table-cell>
          <table:table-cell table:style-name="Table5.B2" table:number-rows-spanned="3" office:value-type="string">
            <text:p text:style-name="P17"><text:span text:style-name="Source_20_Text"><text:span text:style-name="T104">createData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04">);</text:span></text:span></text:p>
            <text:p text:style-name="P17"><text:span text:style-name="Source_20_Text"><text:span text:style-name="T111">c</text:span></text:span><text:span text:style-name="Source_20_Text"><text:span text:style-name="T104">reateDataPropertyOrThrow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12">roperty</text:span></text:span><text:span text:style-name="Source_20_Text"><text:span text:style-name="T104">,v</text:span></text:span><text:span text:style-name="Source_20_Text"><text:span text:style-name="T113">alu</text:span></text:span><text:span text:style-name="Source_20_Text"><text:span text:style-name="T114">e</text:span></text:span><text:span text:style-name="Source_20_Text"><text:span text:style-name="T104">);</text:span></text:span></text:p>
            <text:p text:style-name="P17"><text:span text:style-name="Source_20_Text"><text:span text:style-name="T104">createMethod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04">);</text:span></text:span></text:p>
            <text:p text:style-name="P17"><text:span text:style-name="Source_20_Text"><text:span text:style-name="T104">createMethodPropertyOrThrow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</text:span></text:span><text:span text:style-name="Source_20_Text"><text:span text:style-name="T112">prop</text:span></text:span><text:span text:style-name="Source_20_Text"><text:span text:style-name="T115">erty</text:span></text:span><text:span text:style-name="Source_20_Text"><text:span text:style-name="T104">,v</text:span></text:span><text:span text:style-name="Source_20_Text"><text:span text:style-name="T113">alu</text:span></text:span><text:span text:style-name="Source_20_Text"><text:span text:style-name="T116">e</text:span></text:span><text:span text:style-name="Source_20_Text"><text:span text:style-name="T104">);</text:span></text:span></text:p>
            <text:p text:style-name="P17"><text:span text:style-name="Source_20_Text"><text:span text:style-name="T104">createPolyfillMethod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04">);</text:span></text:span></text:p>
            <text:p text:style-name="P17"><text:span text:style-name="Source_20_Text"><text:span text:style-name="T104">createPolyfill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17">alu</text:span></text:span><text:span text:style-name="Source_20_Text"><text:span text:style-name="T118">e</text:span></text:span><text:span text:style-name="Source_20_Text"><text:span text:style-name="T104">);</text:span></text:span></text:p>
            <text:p text:style-name="P17"><text:span text:style-name="Source_20_Text"><text:span text:style-name="T16"/></text:span></text:p>
            <text:p text:style-name="P18"><text:span text:style-name="Source_20_Text"><text:span text:style-name="T104">deleteOwnProperty(object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[,Throw = false]);</text:span></text:span></text:p>
            <text:p text:style-name="P19"><text:span text:style-name="Source_20_Text"><text:span text:style-name="T119">d</text:span></text:span><text:span text:style-name="Source_20_Text"><text:span text:style-name="T104">eletePropertyOrThrow</text:span></text:span><text:span text:style-name="Source_20_Text"><text:span text:style-name="T120">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20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20">);</text:span></text:span></text:p>
            <text:p text:style-name="P20"><text:span text:style-name="Source_20_Text"><text:span text:style-name="T16"/></text:span></text:p>
            <text:p text:style-name="P20"><text:span text:style-name="Source_20_Text"><text:span text:style-name="T104">getIn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);</text:span></text:span></text:p>
            <text:p text:style-name="P20"><text:span text:style-name="Source_20_Text"><text:span text:style-name="T104">getInV(o</text:span></text:span><text:span text:style-name="Source_20_Text"><text:span text:style-name="T121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);</text:span></text:span></text:p>
            <text:p text:style-name="P21"><text:span text:style-name="Source_20_Text"><text:span text:style-name="T104">hasIn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</text:span></text:span><text:span text:style-name="Source_20_Text"><text:span text:style-name="T122">prop</text:span></text:span><text:span text:style-name="Source_20_Text"><text:span text:style-name="T115">erty</text:span></text:span><text:span text:style-name="Source_20_Text"><text:span text:style-name="T104">);</text:span></text:span></text:p>
            <text:p text:style-name="P22"><text:span text:style-name="Source_20_Text"><text:span text:style-name="T123">setIn(o</text:span></text:span><text:span text:style-name="Source_20_Text"><text:span text:style-name="T108">bject</text:span></text:span><text:span text:style-name="Source_20_Text"><text:span text:style-name="T123">,p</text:span></text:span><text:span text:style-name="Source_20_Text"><text:span text:style-name="T122">rope</text:span></text:span><text:span text:style-name="Source_20_Text"><text:span text:style-name="T124">rty</text:span></text:span><text:span text:style-name="Source_20_Text"><text:span text:style-name="T123">,v</text:span></text:span><text:span text:style-name="Source_20_Text"><text:span text:style-name="T107">a</text:span></text:span><text:span text:style-name="Source_20_Text"><text:span text:style-name="T108">lue</text:span></text:span><text:span text:style-name="Source_20_Text"><text:span text:style-name="T125">[,Throw = false]</text:span></text:span><text:span text:style-name="Source_20_Text"><text:span text:style-name="T123">);</text:span></text:span></text:p>
            <text:p text:style-name="P21"><text:span text:style-name="Source_20_Text"><text:span text:style-name="T126"/></text:span></text:p>
            <text:p text:style-name="P21"><text:span text:style-name="Source_20_Text"><text:span text:style-name="T127">isIndex(v</text:span></text:span><text:span text:style-name="Source_20_Text"><text:span text:style-name="T128">alu</text:span></text:span><text:span text:style-name="Source_20_Text"><text:span text:style-name="T129">e</text:span></text:span><text:span text:style-name="Source_20_Text"><text:span text:style-name="T127">);</text:span></text:span></text:p>
            <text:p text:style-name="P21"><text:span text:style-name="Source_20_Text"><text:span text:style-name="T128">isLength</text:span></text:span><text:span text:style-name="Source_20_Text"><text:span text:style-name="T127">(v</text:span></text:span><text:span text:style-name="Source_20_Text"><text:span text:style-name="T128">al</text:span></text:span><text:span text:style-name="Source_20_Text"><text:span text:style-name="T129">ue</text:span></text:span><text:span text:style-name="Source_20_Text"><text:span text:style-name="T127">);</text:span></text:span></text:p>
            <text:p text:style-name="P23"><text:span text:style-name="Source_20_Text"><text:span text:style-name="T130">isPropertyKey(v</text:span></text:span><text:span text:style-name="Source_20_Text"><text:span text:style-name="T128">alu</text:span></text:span><text:span text:style-name="Source_20_Text"><text:span text:style-name="T131">e</text:span></text:span><text:span text:style-name="Source_20_Text"><text:span text:style-name="T130">);</text:span></text:span></text:p>
            <text:p text:style-name="P21"><text:span text:style-name="Source_20_Text"><text:span text:style-name="T127"/></text:span></text:p>
            <text:p text:style-name="P21"><text:span text:style-name="Source_20_Text"><text:span text:style-name="T132">isLessThan(value1,value2[,leftFirst = true]);</text:span></text:span></text:p>
            <text:p text:style-name="P21"><text:span text:style-name="Source_20_Text"><text:span text:style-name="T40"/></text:span></text:p>
            <text:p text:style-name="P21"><text:span text:style-name="Source_20_Text"><text:span text:style-name="T104">isSameValue(v</text:span></text:span><text:span text:style-name="Source_20_Text"><text:span text:style-name="T133">a</text:span></text:span><text:span text:style-name="Source_20_Text"><text:span text:style-name="T110">lue1</text:span></text:span><text:span text:style-name="Source_20_Text"><text:span text:style-name="T104">,v</text:span></text:span><text:span text:style-name="Source_20_Text"><text:span text:style-name="T133">a</text:span></text:span><text:span text:style-name="Source_20_Text"><text:span text:style-name="T110">lue2</text:span></text:span><text:span text:style-name="Source_20_Text"><text:span text:style-name="T104">);</text:span></text:span></text:p>
            <text:p text:style-name="P24"><text:span text:style-name="Source_20_Text"><text:span text:style-name="T109">isSameValueNonNumber(v</text:span></text:span><text:span text:style-name="Source_20_Text"><text:span text:style-name="T108">alu</text:span></text:span><text:span text:style-name="Source_20_Text"><text:span text:style-name="T134">e1</text:span></text:span><text:span text:style-name="Source_20_Text"><text:span text:style-name="T109">,v</text:span></text:span><text:span text:style-name="Source_20_Text"><text:span text:style-name="T108">alu</text:span></text:span><text:span text:style-name="Source_20_Text"><text:span text:style-name="T134">e2</text:span></text:span><text:span text:style-name="Source_20_Text"><text:span text:style-name="T109">);</text:span></text:span></text:p>
            <text:p text:style-name="P25"><text:span text:style-name="Source_20_Text"><text:span text:style-name="T16">isSameValueZero(v</text:span></text:span><text:span text:style-name="Source_20_Text"><text:span text:style-name="T19">alue1</text:span></text:span><text:span text:style-name="Source_20_Text"><text:span text:style-name="T16">,v</text:span></text:span><text:span text:style-name="Source_20_Text"><text:span text:style-name="T19">alue2</text:span></text:span><text:span text:style-name="Source_20_Text"><text:span text:style-name="T16">);</text:span></text:span></text:p>
            <text:p text:style-name="P25"><text:span text:style-name="Source_20_Text"><text:span text:style-name="T16"/></text:span></text:p>
            <text:p text:style-name="P26"><text:span text:style-name="Source_20_Text"><text:span text:style-name="T135">requireObjectCoercible(object);</text:span></text:span></text:p>
            <text:p text:style-name="P21"><text:span text:style-name="Source_20_Text"><text:span text:style-name="T136"/></text:span></text:p>
            <text:p text:style-name="P21"><text:span text:style-name="Source_20_Text"><text:span text:style-name="T123">toArray(</text:span></text:span><text:span text:style-name="Source_20_Text"><text:span text:style-name="T137">val</text:span></text:span><text:span text:style-name="Source_20_Text"><text:span text:style-name="T138">ue</text:span></text:span><text:span text:style-name="Source_20_Text"><text:span text:style-name="T123">);</text:span></text:span></text:p>
            <text:p text:style-name="P21"><text:span text:style-name="Source_20_Text"><text:span text:style-name="T139">to</text:span></text:span><text:span text:style-name="Source_20_Text"><text:span text:style-name="T140">Index(va</text:span></text:span><text:span text:style-name="Source_20_Text"><text:span text:style-name="T110">lue</text:span></text:span><text:span text:style-name="Source_20_Text"><text:span text:style-name="T140">);</text:span></text:span></text:p>
            <text:p text:style-name="P21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21"><text:span text:style-name="Source_20_Text"><text:span text:style-name="T141">toIntegerOrInfinity(value);</text:span></text:span></text:p>
            <text:p text:style-name="P21"><text:span text:style-name="Source_20_Text"><text:span text:style-name="T130">toLength(value);</text:span></text:span></text:p>
            <text:p text:style-name="P21"><text:span text:style-name="Source_20_Text"><text:span text:style-name="T104">toObject(v</text:span></text:span><text:span text:style-name="Source_20_Text"><text:span text:style-name="T142">alu</text:span></text:span><text:span text:style-name="Source_20_Text"><text:span text:style-name="T143">e</text:span></text:span><text:span text:style-name="Source_20_Text"><text:span text:style-name="T104">);</text:span></text:span></text:p>
            <text:p text:style-name="P21"><text:span text:style-name="Source_20_Text"><text:span text:style-name="T137">toPrimitive</text:span></text:span><text:span text:style-name="Source_20_Text"><text:span text:style-name="T144">Value</text:span></text:span><text:span text:style-name="Source_20_Text"><text:span text:style-name="T137">(valu</text:span></text:span><text:span text:style-name="Source_20_Text"><text:span text:style-name="T138">e</text:span></text:span><text:span text:style-name="Source_20_Text"><text:span text:style-name="T137">);</text:span></text:span></text:p>
            <text:p text:style-name="P26"><text:span text:style-name="Source_20_Text"><text:span text:style-name="T145">toPropertyKey(v</text:span></text:span><text:span text:style-name="Source_20_Text"><text:span text:style-name="T146">alue</text:span></text:span><text:span text:style-name="Source_20_Text"><text:span text:style-name="T145">);</text:span></text:span></text:p>
            <text:p text:style-name="P26"><text:span text:style-name="Source_20_Text"><text:span text:style-name="T146"/></text:span></text:p>
            <text:p text:style-name="P26"><text:span text:style-name="Source_20_Text"><text:span text:style-name="T146">ty</text:span></text:span><text:span text:style-name="Source_20_Text"><text:span text:style-name="T147">pe(v</text:span></text:span><text:span text:style-name="Source_20_Text"><text:span text:style-name="T146">alue</text:span></text:span><text:span text:style-name="Source_20_Text"><text:span text:style-name="T147">);</text:span></text:span></text:p>
          </table:table-cell>
        </table:table-row>
        <table:table-row table:style-name="Table5.3">
          <table:table-cell table:style-name="Table5.A3" office:value-type="string">
            <text:p text:style-name="P27"><text:span text:style-name="Source_20_Text"><text:span text:style-name="T148">Assertion</text:span></text:span><text:span text:style-name="Source_20_Text"><text:span text:style-name="T149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6"><text:span text:style-name="Source_20_Text"><text:span text:style-name="T95">a</text:span></text:span><text:span text:style-name="Source_20_Text"><text:span text:style-name="T16">ssert</text:span></text:span><text:span text:style-name="Source_20_Text"><text:span text:style-name="T95">(value[,message]);</text:span></text:span></text:p>
            <text:p text:style-name="P28"><text:span text:style-name="Source_20_Text"><text:span text:style-name="T95">assertDeep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Deep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False(value[,message]);</text:span></text:span></text:p>
            <text:p text:style-name="P28"><text:span text:style-name="Source_20_Text"><text:span text:style-name="T95">assertEqual(value1,value2[,message]);</text:span></text:span></text:p>
            <text:p text:style-name="P28"><text:span text:style-name="Source_20_Text"><text:span text:style-name="T95">assertNotDeep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NotDeep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NotEqualvalue1,value2[,message]);</text:span></text:span></text:p>
            <text:p text:style-name="P28"><text:span text:style-name="Source_20_Text"><text:span text:style-name="T95">assertNot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6"><text:span text:style-name="Source_20_Text"><text:span text:style-name="T16">assertTrue</text:span></text:span><text:span text:style-name="Source_20_Text"><text:span text:style-name="T95">(value[,message]);</text:span></text:span></text:p>
          </table:table-cell>
          <table:covered-table-cell table:style-name="Table5.B2"/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30"><text:span text:style-name="Source_20_Text"><text:span text:style-name="T151">Collections </text:span></text:span><text:span text:style-name="Source_20_Text"><text:span text:style-name="T152">API</text:span></text:span></text:p>
          </table:table-cell>
          <table:covered-table-cell/>
          <table:table-cell table:style-name="Table4.C1" office:value-type="string">
            <text:p text:style-name="P31">Polyfills</text:p>
          </table:table-cell>
        </table:table-row>
        <table:table-row>
          <table:table-cell table:style-name="Table4.A2" table:number-rows-spanned="3" office:value-type="string">
            <text:p text:style-name="P32"><text:span text:style-name="Source_20_Text"><text:span text:style-name="T153">arrayCreate([length = 0]);</text:span></text:span></text:p>
            <text:p text:style-name="P32"><text:span text:style-name="Source_20_Text"><text:span text:style-name="T153">arrayDeepClone(array);</text:span></text:span></text:p>
            <text:p text:style-name="P32"><text:span text:style-name="Source_20_Text"><text:span text:style-name="T153">arrayMerge(target,so</text:span></text:span><text:span text:style-name="Source_20_Text"><text:span text:style-name="T154">ur</text:span></text:span><text:span text:style-name="Source_20_Text"><text:span text:style-name="T155">c</text:span></text:span><text:span text:style-name="Source_20_Text"><text:span text:style-name="T153">e</text:span></text:span><text:span text:style-name="Source_20_Text"><text:span text:style-name="T154">1</text:span></text:span><text:span text:style-name="Source_20_Text"><text:span text:style-name="T153">[,</text:span></text:span><text:span text:style-name="Source_20_Text"><text:span text:style-name="T155">s</text:span></text:span><text:span text:style-name="Source_20_Text"><text:span text:style-name="T154">ou</text:span></text:span><text:span text:style-name="Source_20_Text"><text:span text:style-name="T155">r</text:span></text:span><text:span text:style-name="Source_20_Text"><text:span text:style-name="T154">ce</text:span></text:span><text:span text:style-name="Source_20_Text"><text:span text:style-name="T153">N]);</text:span></text:span></text:p>
            <text:p text:style-name="P33"><text:span text:style-name="Source_20_Text"><text:span text:style-name="T156">arrayAdd</text:span></text:span><text:span text:style-name="Source_20_Text"><text:span text:style-name="T153">(array,value);</text:span></text:span></text:p>
            <text:p text:style-name="P33"><text:span text:style-name="Source_20_Text"><text:span text:style-name="T153">arrayClear(array); </text:span></text:span></text:p>
            <text:p text:style-name="P33"><text:span text:style-name="Source_20_Text"><text:span text:style-name="T157">arrayRemove(array,value[,all </text:span></text:span><text:span text:style-name="Source_20_Text"><text:span text:style-name="T158">= false</text:span></text:span><text:span text:style-name="Source_20_Text"><text:span text:style-name="T157">]);</text:span></text:span></text:p>
            <text:p text:style-name="P34"><text:span text:style-name="Source_20_Text"><text:span text:style-name="T157">arrayRemove</text:span></text:span><text:span text:style-name="Source_20_Text"><text:span text:style-name="T159">By</text:span></text:span><text:span text:style-name="Source_20_Text"><text:span text:style-name="T157">(array,c</text:span></text:span><text:span text:style-name="Source_20_Text"><text:span text:style-name="T159">allback</text:span></text:span><text:span text:style-name="Source_20_Text"><text:span text:style-name="T157">[,all</text:span></text:span><text:span text:style-name="Source_20_Text"><text:span text:style-name="T158">=false</text:span></text:span><text:span text:style-name="Source_20_Text"><text:span text:style-name="T157">]);</text:span></text:span></text:p>
            <text:p text:style-name="P35"><text:span text:style-name="Source_20_Text"><text:span text:style-name="T160"/></text:span></text:p>
            <text:p text:style-name="P35"><text:span text:style-name="Source_20_Text"><text:span text:style-name="T160">arrayRange([start=0[,end = </text:span></text:span><text:span text:style-name="Source_20_Text"><text:span text:style-name="T161">99</text:span></text:span><text:span text:style-name="Source_20_Text"><text:span text:style-name="T160">[,step = 1]]]);</text:span></text:span></text:p>
            <text:p text:style-name="P36"><text:span text:style-name="Source_20_Text"><text:span text:style-name="T162">iterRange([start=0[,step=1[,end=Infinity]]]);</text:span></text:span></text:p>
            <text:p text:style-name="P37"><text:span text:style-name="Source_20_Text"><text:span text:style-name="T9">arrayCycle(i</text:span></text:span><text:span text:style-name="Source_20_Text"><text:span text:style-name="T163">terator</text:span></text:span><text:span text:style-name="Source_20_Text"><text:span text:style-name="T9">[,n </text:span></text:span><text:span text:style-name="Source_20_Text"><text:span text:style-name="T164">= 100</text:span></text:span><text:span text:style-name="Source_20_Text"><text:span text:style-name="T9">]);</text:span></text:span></text:p>
            <text:p text:style-name="P36"><text:span text:style-name="Source_20_Text"><text:span text:style-name="T162">iterCycle(iter</text:span></text:span><text:span text:style-name="Source_20_Text"><text:span text:style-name="T165">ator</text:span></text:span><text:span text:style-name="Source_20_Text"><text:span text:style-name="T162">[,n </text:span></text:span><text:span text:style-name="Source_20_Text"><text:span text:style-name="T166">= Infinity</text:span></text:span><text:span text:style-name="Source_20_Text"><text:span text:style-name="T162">]);</text:span></text:span></text:p>
            <text:p text:style-name="P38"><text:span text:style-name="Source_20_Text"><text:span text:style-name="T9">arrayRepeat(value[,n </text:span></text:span><text:span text:style-name="Source_20_Text"><text:span text:style-name="T167">= 100</text:span></text:span><text:span text:style-name="Source_20_Text"><text:span text:style-name="T9">]);</text:span></text:span></text:p>
            <text:p text:style-name="P36"><text:span text:style-name="Source_20_Text"><text:span text:style-name="T9">iterRepeat(value[,n </text:span></text:span><text:span text:style-name="Source_20_Text"><text:span text:style-name="T166">= Infinity</text:span></text:span><text:span text:style-name="Source_20_Text"><text:span text:style-name="T9">]);</text:span></text:span></text:p>
            <text:p text:style-name="P36"><text:span text:style-name="Source_20_Text"><text:span text:style-name="T9"/></text:span></text:p>
            <text:p text:style-name="P39"><text:span text:style-name="Source_20_Text"><text:span text:style-name="T168">unique(iterator[,resolver]);</text:span></text:span></text:p>
            <text:p text:style-name="P39"><text:span text:style-name="Source_20_Text"><text:span text:style-name="T162">slice(i</text:span></text:span><text:span text:style-name="Source_20_Text"><text:span text:style-name="T163">terator</text:span></text:span><text:span text:style-name="Source_20_Text"><text:span text:style-name="T162">[,begin=0[,end = Infinity]]);</text:span></text:span></text:p>
            <text:p text:style-name="P37"><text:span text:style-name="Source_20_Text"><text:span text:style-name="T162">withOut(i</text:span></text:span><text:span text:style-name="Source_20_Text"><text:span text:style-name="T163">terator</text:span></text:span><text:span text:style-name="Source_20_Text"><text:span text:style-name="T162">,filter</text:span></text:span><text:span text:style-name="Source_20_Text"><text:span text:style-name="T163">Iterator</text:span></text:span><text:span text:style-name="Source_20_Text"><text:span text:style-name="T162">);</text:span></text:span></text:p>
            <text:p text:style-name="P40"><text:span text:style-name="Source_20_Text"><text:span text:style-name="T9">reduce(i</text:span></text:span><text:span text:style-name="Source_20_Text"><text:span text:style-name="T163">terator</text:span></text:span><text:span text:style-name="Source_20_Text"><text:span text:style-name="T9">,callback[,initialvalue]);</text:span></text:span></text:p>
            <text:p text:style-name="P40"><text:span text:style-name="Source_20_Text"><text:span text:style-name="T169">count</text:span></text:span><text:span text:style-name="Source_20_Text"><text:span text:style-name="T9">(i</text:span></text:span><text:span text:style-name="Source_20_Text"><text:span text:style-name="T163">terator</text:span></text:span><text:span text:style-name="Source_20_Text"><text:span text:style-name="T9">,callback);</text:span></text:span></text:p>
            <text:p text:style-name="P41"><text:span text:style-name="Source_20_Text"><text:span text:style-name="T170"/></text:span></text:p>
            <text:p text:style-name="P40"><text:span text:style-name="Source_20_Text"><text:span text:style-name="T9">take(i</text:span></text:span><text:span text:style-name="Source_20_Text"><text:span text:style-name="T163">terator</text:span></text:span><text:span text:style-name="Source_20_Text"><text:span text:style-name="T9">[,n </text:span></text:span><text:span text:style-name="Source_20_Text"><text:span text:style-name="T171">= 1</text:span></text:span><text:span text:style-name="Source_20_Text"><text:span text:style-name="T9">]);</text:span></text:span></text:p>
            <text:p text:style-name="P40"><text:span text:style-name="Source_20_Text"><text:span text:style-name="T9">takeWhile(i</text:span></text:span><text:span text:style-name="Source_20_Text"><text:span text:style-name="T163">terator</text:span></text:span><text:span text:style-name="Source_20_Text"><text:span text:style-name="T9">,callback);</text:span></text:span></text:p>
            <text:p text:style-name="P40"><text:span text:style-name="Source_20_Text"><text:span text:style-name="T9">takeRight(i</text:span></text:span><text:span text:style-name="Source_20_Text"><text:span text:style-name="T163">terator</text:span></text:span><text:span text:style-name="Source_20_Text"><text:span text:style-name="T9">[,n </text:span></text:span><text:span text:style-name="Source_20_Text"><text:span text:style-name="T171">= 1</text:span></text:span><text:span text:style-name="Source_20_Text"><text:span text:style-name="T9">]);</text:span></text:span></text:p>
            <text:p text:style-name="P40"><text:span text:style-name="Source_20_Text"><text:span text:style-name="T9">takeRightWhile(i</text:span></text:span><text:span text:style-name="Source_20_Text"><text:span text:style-name="T163">terator</text:span></text:span><text:span text:style-name="Source_20_Text"><text:span text:style-name="T9">,callback);</text:span></text:span></text:p>
            <text:p text:style-name="P40"><text:span text:style-name="Source_20_Text"><text:span text:style-name="T9">drop(i</text:span></text:span><text:span text:style-name="Source_20_Text"><text:span text:style-name="T163">terator</text:span></text:span><text:span text:style-name="Source_20_Text"><text:span text:style-name="T9">[,n </text:span></text:span><text:span text:style-name="Source_20_Text"><text:span text:style-name="T171">= 1</text:span></text:span><text:span text:style-name="Source_20_Text"><text:span text:style-name="T9">]);</text:span></text:span><text:span text:style-name="Source_20_Text"><text:span text:style-name="T172"> </text:span></text:span></text:p>
            <text:p text:style-name="P40"><text:span text:style-name="Source_20_Text"><text:span text:style-name="T9">dropWhile(i</text:span></text:span><text:span text:style-name="Source_20_Text"><text:span text:style-name="T163">terator</text:span></text:span><text:span text:style-name="Source_20_Text"><text:span text:style-name="T9">,callback);</text:span></text:span></text:p>
            <text:p text:style-name="P40"><text:span text:style-name="Source_20_Text"><text:span text:style-name="T9">dropRight(i</text:span></text:span><text:span text:style-name="Source_20_Text"><text:span text:style-name="T163">terator</text:span></text:span><text:span text:style-name="Source_20_Text"><text:span text:style-name="T9">[,n </text:span></text:span><text:span text:style-name="Source_20_Text"><text:span text:style-name="T171">= 1</text:span></text:span><text:span text:style-name="Source_20_Text"><text:span text:style-name="T9">]);</text:span></text:span></text:p>
            <text:p text:style-name="P40"><text:span text:style-name="Source_20_Text"><text:span text:style-name="T9">dropRightWhile(i</text:span></text:span><text:span text:style-name="Source_20_Text"><text:span text:style-name="T163">terator</text:span></text:span><text:span text:style-name="Source_20_Text"><text:span text:style-name="T9">,callback);</text:span></text:span></text:p>
            <text:p text:style-name="P40"><text:span text:style-name="Source_20_Text"><text:span text:style-name="T9"/></text:span></text:p>
            <text:p text:style-name="P40"><text:span text:style-name="Source_20_Text"><text:span text:style-name="T9">isSuperset();</text:span></text:span></text:p>
            <text:p text:style-name="P40"><text:span text:style-name="Source_20_Text"><text:span text:style-name="T9">arrayDifference();</text:span></text:span></text:p>
            <text:p text:style-name="P40"><text:span text:style-name="Source_20_Text"><text:span text:style-name="T9">arrayIntersection();</text:span></text:span></text:p>
            <text:p text:style-name="P40"><text:span text:style-name="Source_20_Text"><text:span text:style-name="T9">arraySymmetricDifference();</text:span></text:span></text:p>
            <text:p text:style-name="P40"><text:span text:style-name="Source_20_Text"><text:span text:style-name="T9">arrayUnion();</text:span></text:span></text:p>
            <text:p text:style-name="P40"><text:span text:style-name="Source_20_Text"><text:span text:style-name="T9">setDifference();</text:span></text:span></text:p>
            <text:p text:style-name="P40"><text:span text:style-name="Source_20_Text"><text:span text:style-name="T9">setIntersection();</text:span></text:span></text:p>
            <text:p text:style-name="P40"><text:span text:style-name="Source_20_Text"><text:span text:style-name="T9">setSymmetricDifference();</text:span></text:span></text:p>
            <text:p text:style-name="P40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37"><text:span text:style-name="Source_20_Text"><text:span text:style-name="T173">forEach</text:span></text:span><text:span text:style-name="Source_20_Text"><text:span text:style-name="T162">(i</text:span></text:span><text:span text:style-name="Source_20_Text"><text:span text:style-name="T163">terator</text:span></text:span><text:span text:style-name="Source_20_Text"><text:span text:style-name="T162">,callback);</text:span></text:span></text:p>
            <text:p text:style-name="P42"><text:span text:style-name="Source_20_Text"><text:span text:style-name="T174">map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40"><text:span text:style-name="Source_20_Text"><text:span text:style-name="T162">enumerate(i</text:span></text:span><text:span text:style-name="Source_20_Text"><text:span text:style-name="T163">terator</text:span></text:span><text:span text:style-name="Source_20_Text"><text:span text:style-name="T162">[,offset = 0]);</text:span></text:span></text:p>
            <text:p text:style-name="P40"><text:span text:style-name="Source_20_Text"><text:span text:style-name="T176">entries</text:span></text:span><text:span text:style-name="Source_20_Text"><text:span text:style-name="T162">(i</text:span></text:span><text:span text:style-name="Source_20_Text"><text:span text:style-name="T163">terator</text:span></text:span><text:span text:style-name="Source_20_Text"><text:span text:style-name="T162">[,offset = 0]);</text:span></text:span></text:p>
            <text:p text:style-name="P40"><text:span text:style-name="Source_20_Text"><text:span text:style-name="T9">size(i</text:span></text:span><text:span text:style-name="Source_20_Text"><text:span text:style-name="T163">terator</text:span></text:span><text:span text:style-name="Source_20_Text"><text:span text:style-name="T9">);</text:span></text:span></text:p>
            <text:p text:style-name="P43"><text:span text:style-name="Source_20_Text"><text:span text:style-name="T177"/></text:span></text:p>
            <text:p text:style-name="P40"><text:span text:style-name="Source_20_Text"><text:span text:style-name="T9">every(i</text:span></text:span><text:span text:style-name="Source_20_Text"><text:span text:style-name="T163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/text:p>
            <text:p text:style-name="P40"><text:span text:style-name="Source_20_Text"><text:span text:style-name="T9">some(i</text:span></text:span><text:span text:style-name="Source_20_Text"><text:span text:style-name="T163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text:span text:style-name="Source_20_Text"><text:span text:style-name="T179"> </text:span></text:span></text:p>
            <text:p text:style-name="P40"><text:span text:style-name="Source_20_Text"><text:span text:style-name="T162">none(i</text:span></text:span><text:span text:style-name="Source_20_Text"><text:span text:style-name="T163">terator</text:span></text:span><text:span text:style-name="Source_20_Text"><text:span text:style-name="T162">,c</text:span></text:span><text:span text:style-name="Source_20_Text"><text:span text:style-name="T178">allback</text:span></text:span><text:span text:style-name="Source_20_Text"><text:span text:style-name="T162">);</text:span></text:span></text:p>
            <text:p text:style-name="P43"><text:span text:style-name="Source_20_Text"><text:span text:style-name="T177"/></text:span></text:p>
            <text:p text:style-name="P40"><text:span text:style-name="Source_20_Text"><text:span text:style-name="T9">includes(i</text:span></text:span><text:span text:style-name="Source_20_Text"><text:span text:style-name="T163">terator</text:span></text:span><text:span text:style-name="Source_20_Text"><text:span text:style-name="T9">,value);</text:span></text:span></text:p>
            <text:p text:style-name="P40"><text:span text:style-name="Source_20_Text"><text:span text:style-name="T180">contains</text:span></text:span><text:span text:style-name="Source_20_Text"><text:span text:style-name="T9">(i</text:span></text:span><text:span text:style-name="Source_20_Text"><text:span text:style-name="T163">terator</text:span></text:span><text:span text:style-name="Source_20_Text"><text:span text:style-name="T9">,value);</text:span></text:span></text:p>
            <text:p text:style-name="P40"><text:span text:style-name="Source_20_Text"><text:span text:style-name="T9">find(i</text:span></text:span><text:span text:style-name="Source_20_Text"><text:span text:style-name="T163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/text:p>
            <text:p text:style-name="P40"><text:span text:style-name="Source_20_Text"><text:span text:style-name="T9">findLast(i</text:span></text:span><text:span text:style-name="Source_20_Text"><text:span text:style-name="T163">terator</text:span></text:span><text:span text:style-name="Source_20_Text"><text:span text:style-name="T9">,callback);</text:span></text:span></text:p>
            <text:p text:style-name="P40"><text:span text:style-name="Source_20_Text"><text:span text:style-name="T9">filter(i</text:span></text:span><text:span text:style-name="Source_20_Text"><text:span text:style-name="T163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/text:p>
            <text:p text:style-name="P40"><text:span text:style-name="Source_20_Text"><text:span text:style-name="T181">reject(i</text:span></text:span><text:span text:style-name="Source_20_Text"><text:span text:style-name="T163">terator</text:span></text:span><text:span text:style-name="Source_20_Text"><text:span text:style-name="T181">,c</text:span></text:span><text:span text:style-name="Source_20_Text"><text:span text:style-name="T178">allback</text:span></text:span><text:span text:style-name="Source_20_Text"><text:span text:style-name="T181">);</text:span></text:span></text:p>
            <text:p text:style-name="P37"><text:span text:style-name="Source_20_Text"><text:span text:style-name="T182">p</text:span></text:span><text:span text:style-name="Source_20_Text"><text:span text:style-name="T183">artition(i</text:span></text:span><text:span text:style-name="Source_20_Text"><text:span text:style-name="T184">terator</text:span></text:span><text:span text:style-name="Source_20_Text"><text:span text:style-name="T183">,c</text:span></text:span><text:span text:style-name="Source_20_Text"><text:span text:style-name="T185">a</text:span></text:span><text:span text:style-name="Source_20_Text"><text:span text:style-name="T186">llb</text:span></text:span><text:span text:style-name="Source_20_Text"><text:span text:style-name="T185">a</text:span></text:span><text:span text:style-name="Source_20_Text"><text:span text:style-name="T186">ck</text:span></text:span><text:span text:style-name="Source_20_Text"><text:span text:style-name="T183">);</text:span></text:span></text:p>
            <text:p text:style-name="P44"><text:span text:style-name="Source_20_Text"><text:span text:style-name="T187"/></text:span></text:p>
            <text:p text:style-name="P37"><text:span text:style-name="Source_20_Text"><text:span text:style-name="T9">zip(i</text:span></text:span><text:span text:style-name="Source_20_Text"><text:span text:style-name="T163">terator1</text:span></text:span><text:span text:style-name="Source_20_Text"><text:span text:style-name="T9">[,</text:span></text:span><text:span text:style-name="Source_20_Text"><text:span text:style-name="T163">iteratorN</text:span></text:span><text:span text:style-name="Source_20_Text"><text:span text:style-name="T9">]);</text:span></text:span></text:p>
            <text:p text:style-name="P45"><text:span text:style-name="Source_20_Text"><text:span text:style-name="T188">unzip(i</text:span></text:span><text:span text:style-name="Source_20_Text"><text:span text:style-name="T184">terator</text:span></text:span><text:span text:style-name="Source_20_Text"><text:span text:style-name="T188">);</text:span></text:span></text:p>
            <text:p text:style-name="P45"><text:span text:style-name="Source_20_Text"><text:span text:style-name="T188">zipObj(i</text:span></text:span><text:span text:style-name="Source_20_Text"><text:span text:style-name="T184">terator1</text:span></text:span><text:span text:style-name="Source_20_Text"><text:span text:style-name="T188">,i</text:span></text:span><text:span text:style-name="Source_20_Text"><text:span text:style-name="T184">terator1</text:span></text:span><text:span text:style-name="Source_20_Text"><text:span text:style-name="T188">);</text:span></text:span></text:p>
            <text:p text:style-name="P40"><text:span text:style-name="Source_20_Text"><text:span text:style-name="T189">shuffle(i</text:span></text:span><text:span text:style-name="Source_20_Text"><text:span text:style-name="T163">terator</text:span></text:span><text:span text:style-name="Source_20_Text"><text:span text:style-name="T189">);</text:span></text:span></text:p>
            <text:p text:style-name="P40"><text:span text:style-name="Source_20_Text"><text:span text:style-name="T189"/></text:span></text:p>
            <text:p text:style-name="P46"><text:span text:style-name="Source_20_Text"><text:span text:style-name="T153">min(v</text:span></text:span><text:span text:style-name="Source_20_Text"><text:span text:style-name="T190">alue1[,valueN]</text:span></text:span><text:span text:style-name="Source_20_Text"><text:span text:style-name="T153">);</text:span></text:span></text:p>
            <text:p text:style-name="P47"><text:span text:style-name="Source_20_Text"><text:span text:style-name="T191">max(v</text:span></text:span><text:span text:style-name="Source_20_Text"><text:span text:style-name="T190">alue1[,valueN]</text:span></text:span><text:span text:style-name="Source_20_Text"><text:span text:style-name="T191">);</text:span></text:span></text:p>
            <text:p text:style-name="P40"><text:span text:style-name="Source_20_Text"><text:span text:style-name="T192">sort(i</text:span></text:span><text:span text:style-name="Source_20_Text"><text:span text:style-name="T163">terator</text:span></text:span><text:span text:style-name="Source_20_Text"><text:span text:style-name="T193">[</text:span></text:span><text:span text:style-name="Source_20_Text"><text:span text:style-name="T192">,number</text:span></text:span><text:span text:style-name="Source_20_Text"><text:span text:style-name="T194">s = false</text:span></text:span><text:span text:style-name="Source_20_Text"><text:span text:style-name="T193">]</text:span></text:span><text:span text:style-name="Source_20_Text"><text:span text:style-name="T192">);</text:span></text:span></text:p>
            <text:p text:style-name="P40"><text:span text:style-name="Source_20_Text"><text:span text:style-name="T189">reverse(i</text:span></text:span><text:span text:style-name="Source_20_Text"><text:span text:style-name="T163">terator</text:span></text:span><text:span text:style-name="Source_20_Text"><text:span text:style-name="T189">);</text:span></text:span></text:p>
            <text:p text:style-name="P48"><text:span text:style-name="Source_20_Text"><text:span text:style-name="T9"/></text:span></text:p>
            <text:p text:style-name="P37"><text:span text:style-name="Source_20_Text"><text:span text:style-name="T9">item(i</text:span></text:span><text:span text:style-name="Source_20_Text"><text:span text:style-name="T163">terator</text:span></text:span><text:span text:style-name="Source_20_Text"><text:span text:style-name="T9">,index);</text:span></text:span></text:p>
            <text:p text:style-name="P37"><text:span text:style-name="Source_20_Text"><text:span text:style-name="T195">nth(i</text:span></text:span><text:span text:style-name="Source_20_Text"><text:span text:style-name="T163">terator</text:span></text:span><text:span text:style-name="Source_20_Text"><text:span text:style-name="T195">,index);</text:span></text:span></text:p>
            <text:p text:style-name="P40"><text:span text:style-name="Source_20_Text"><text:span text:style-name="T9">first(i</text:span></text:span><text:span text:style-name="Source_20_Text"><text:span text:style-name="T163">terator</text:span></text:span><text:span text:style-name="Source_20_Text"><text:span text:style-name="T9">);</text:span></text:span></text:p>
            <text:p text:style-name="P40"><text:span text:style-name="Source_20_Text"><text:span text:style-name="T196">head(i</text:span></text:span><text:span text:style-name="Source_20_Text"><text:span text:style-name="T184">terator</text:span></text:span><text:span text:style-name="Source_20_Text"><text:span text:style-name="T196">);</text:span></text:span></text:p>
            <text:p text:style-name="P49"><text:span text:style-name="Source_20_Text"><text:span text:style-name="T153">last(i</text:span></text:span><text:span text:style-name="Source_20_Text"><text:span text:style-name="T175">terator</text:span></text:span><text:span text:style-name="Source_20_Text"><text:span text:style-name="T153">);</text:span></text:span></text:p>
            <text:p text:style-name="P50">initial(i<text:span text:style-name="Source_20_Text"><text:span text:style-name="T197">terator</text:span></text:span>);</text:p>
            <text:p text:style-name="P40"><text:span text:style-name="Source_20_Text"><text:span text:style-name="T9">tail(i</text:span></text:span><text:span text:style-name="Source_20_Text"><text:span text:style-name="T163">terator</text:span></text:span><text:span text:style-name="Source_20_Text"><text:span text:style-name="T9">);</text:span></text:span></text:p>
            <text:p text:style-name="P40"><text:span text:style-name="Source_20_Text"><text:span text:style-name="T9"/></text:span></text:p>
            <text:p text:style-name="P40"><text:span text:style-name="Source_20_Text"><text:span text:style-name="T198">flat(i</text:span></text:span><text:span text:style-name="Source_20_Text"><text:span text:style-name="T163">terator</text:span></text:span><text:span text:style-name="Source_20_Text"><text:span text:style-name="T198">);</text:span></text:span></text:p>
            <text:p text:style-name="P40"><text:span text:style-name="Source_20_Text"><text:span text:style-name="T9">concat(i</text:span></text:span><text:span text:style-name="Source_20_Text"><text:span text:style-name="T163">terator1</text:span></text:span><text:span text:style-name="Source_20_Text"><text:span text:style-name="T9">[,</text:span></text:span><text:span text:style-name="Source_20_Text"><text:span text:style-name="T163">iteratorN</text:span></text:span><text:span text:style-name="Source_20_Text"><text:span text:style-name="T9">]);</text:span></text:span></text:p>
            <text:p text:style-name="P40"><text:span text:style-name="Source_20_Text"><text:span text:style-name="T162">join(i</text:span></text:span><text:span text:style-name="Source_20_Text"><text:span text:style-name="T163">terator</text:span></text:span><text:span text:style-name="Source_20_Text"><text:span text:style-name="T162">[,separator </text:span></text:span><text:span text:style-name="Source_20_Text"><text:span text:style-name="T199">= ","</text:span></text:span><text:span text:style-name="Source_20_Text"><text:span text:style-name="T162">]);</text:span></text:span></text:p>
          </table:table-cell>
          <table:table-cell table:style-name="Table4.C2" office:value-type="string">
            <text:p text:style-name="P51"><text:span text:style-name="Source_20_Text"><text:span text:style-name="T153"/></text:span></text:p>
            <text:p text:style-name="P5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3">Array.fromAsync(); </text:span></text:span></text:a></text:p>
            <text:p text:style-name="P52"><text:span text:style-name="Source_20_Text"><text:span text:style-name="T15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0">Array.prototype.toReversed();</text:span></text:span></text:a></text:p>
            <text:p text:style-name="P51"><text:span text:style-name="Source_20_Text"><text:span text:style-name="T153"/></text:span></text:p>
            <text:p text:style-name="P5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3">Array.prototype.toSorted();</text:span></text:span></text:a></text:p>
            <text:p text:style-name="P51"><text:span text:style-name="Source_20_Text"><text:span text:style-name="T153"/></text:span></text:p>
            <text:p text:style-name="P5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3">Array.prototype.toSpliced();</text:span></text:span></text:a></text:p>
            <text:p text:style-name="P51"><text:span text:style-name="Source_20_Text"><text:span text:style-name="T153"/></text:span></text:p>
            <text:p text:style-name="P5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3">Array.prototype.with();</text:span></text:span></text:a></text:p>
            <text:p text:style-name="P53"><text:span text:style-name="Source_20_Text"><text:span text:style-name="T153"/></text:span></text:p>
            <text:p text:style-name="P53"><text:a xlink:type="simple" xlink:href="https://developer.mozilla.org/en-US/docs/Web/API/Crypto/randomUUID" text:style-name="Internet_20_link" text:visited-style-name="Visited_20_Internet_20_Link"><text:span text:style-name="Source_20_Text"><text:span text:style-name="T153">crypto.randomUUID();</text:span></text:span></text:a></text:p>
            <text:p text:style-name="P53"><text:span text:style-name="Source_20_Text"><text:span text:style-name="T153"/></text:span></text:p>
            <text:p text:style-name="P5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1">Error.isError();</text:span></text:span></text:a></text:p>
            <text:p text:style-name="P53"><text:span text:style-name="Source_20_Text"><text:span text:style-name="T153"/></text:span></text:p>
            <text:p text:style-name="P5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3">globalThis;</text:span></text:span></text:a></text:p>
            <text:p text:style-name="P53"><text:span text:style-name="Source_20_Text"><text:span text:style-name="T153"/></text:span></text:p>
            <text:p text:style-name="P5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3">Map.groupBy();</text:span></text:span></text:a></text:p>
            <text:p text:style-name="P55"><text:span text:style-name="Source_20_Text"><text:span text:style-name="T153"/></text:span></text:p>
            <text:p text:style-name="P5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3">Math.sumPrecise();</text:span></text:span></text:a></text:p>
            <text:p text:style-name="P55"><text:span text:style-name="Source_20_Text"><text:span text:style-name="T153"/></text:span></text:p>
            <text:p text:style-name="P5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2">Object.groupBy();</text:span></text:span></text:a></text:p>
            <text:p text:style-name="P5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3">Object</text:span></text:span><text:span text:style-name="Source_20_Text"><text:span text:style-name="T203">.</text:span></text:span><text:span text:style-name="Source_20_Text"><text:span text:style-name="T204">hasOwn();</text:span></text:span></text:a></text:p>
            <text:p text:style-name="P53"><text:span text:style-name="Source_20_Text"><text:span text:style-name="T153"/></text:span></text:p>
            <text:p text:style-name="P5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5">TypedArray.prototype.toReversed();</text:span></text:span></text:a><text:span text:style-name="T9"/></text:p>
            <text:p text:style-name="P56"><text:span text:style-name="Source_20_Text"><text:span text:style-name="T205"/></text:span></text:p>
            <text:p text:style-name="P5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5">TypedArray.prototype.toSorted();</text:span></text:span></text:a><text:span text:style-name="T9"/></text:p>
            <text:p text:style-name="P56"><text:span text:style-name="Source_20_Text"><text:span text:style-name="T205"/></text:span></text:p>
            <text:p text:style-name="P5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5">TypedArray.prototype.with();</text:span></text:span></text:a></text:p>
            <text:p text:style-name="P5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57"><text:span text:style-name="T206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58"><text:span text:style-name="Source_20_Text"><text:span text:style-name="T153"/></text:span></text:p>
            <text:p text:style-name="P5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3">BigInt.prototype.toJSON();</text:span></text:span></text:a></text:p>
            <text:p text:style-name="P59"><text:span text:style-name="Source_20_Text"><text:span text:style-name="T207"/></text:span></text:p>
            <text:p text:style-name="P5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8">window.</text:span></text:span><text:span text:style-name="Source_20_Text"><text:span text:style-name="T207">A</text:span></text:span><text:span text:style-name="Source_20_Text"><text:span text:style-name="T153">syncFunction</text:span></text:span><text:span text:style-name="Source_20_Text"><text:span text:style-name="T207">();</text:span></text:span></text:a></text:p>
            <text:p text:style-name="P59"><text:span text:style-name="Source_20_Text"><text:span text:style-name="T153"/></text:span></text:p>
            <text:p text:style-name="P5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8">window.</text:span></text:span><text:span text:style-name="Source_20_Text"><text:span text:style-name="T153">GeneratorFunction();</text:span></text:span></text:a></text:p>
            <text:p text:style-name="P59"><text:span text:style-name="Source_20_Text"><text:span text:style-name="T153"/></text:span></text:p>
          </table:table-cell>
        </table:table-row>
      </table:table>
      <text:p text:style-name="P60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1">Math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62">sum(value1[,valueN]);</text:p>
            <text:p text:style-name="P62"/>
            <text:p text:style-name="P62">avg(value1[,valueN]);</text:p>
            <text:p text:style-name="P62"/>
            <text:p text:style-name="P62">product(value1[,valueN]);</text:p>
            <text:p text:style-name="P62"/>
            <text:p text:style-name="P62">clamp(value,min,max);</text:p>
            <text:p text:style-name="P63"><text:span text:style-name="T209">minmax</text:span>(value,min,max);</text:p>
            <text:p text:style-name="P62"/>
            <text:p text:style-name="P64">isEven(value);</text:p>
            <text:p text:style-name="P64">isOdd(valu<text:span text:style-name="T210">e</text:span>);</text:p>
            <text:p text:style-name="P64"/>
            <text:p text:style-name="P65"><text:span text:style-name="Source_20_Text"><text:span text:style-name="T16">randomInt([max]);</text:span></text:span></text:p>
            <text:p text:style-name="P66"><text:span text:style-name="Source_20_Text"><text:span text:style-name="T16">randomInt(min,max);</text:span></text:span></text:p>
            <text:p text:style-name="P66"><text:span text:style-name="Source_20_Text"><text:span text:style-name="T16"/></text:span></text:p>
            <text:p text:style-name="P65"><text:span text:style-name="Source_20_Text"><text:span text:style-name="T16">randomFloat([max]);</text:span></text:span></text:p>
            <text:p text:style-name="P66"><text:span text:style-name="Source_20_Text"><text:span text:style-name="T16">randomFloat(min,max);</text:span></text:span></text:p>
            <text:p text:style-name="P65"><text:span text:style-name="Source_20_Text"><text:span text:style-name="T211"/></text:span></text:p>
            <text:p text:style-name="P65"><text:span text:style-name="Source_20_Text"><text:span text:style-name="T16">inRange(value,min,max);</text:span></text:span></text:p>
            <text:p text:style-name="P65"><text:span text:style-name="Source_20_Text"><text:span text:style-name="T16"/></text:span></text:p>
            <text:p text:style-name="P65"><text:span text:style-name="Source_20_Text"><text:span text:style-name="T212">signbit(value);</text:span></text:span></text:p>
          </table:table-cell>
          <table:table-cell table:style-name="Table2.B2" office:value-type="string">
            <text:p text:style-name="P67"><text:span text:style-name="T213">t</text:span><text:span text:style-name="T214">oInt8(value);</text:span></text:p>
            <text:p text:style-name="P68">toInt16(value);</text:p>
            <text:p text:style-name="P68">toInt32(value);</text:p>
            <text:p text:style-name="P69">toUInt8(value);</text:p>
            <text:p text:style-name="P69">toUInt<text:span text:style-name="T215">1</text:span>6(value);</text:p>
            <text:p text:style-name="P69">toUInt32(value;</text:p>
            <text:p text:style-name="P68">toBigInt64(value);</text:p>
            <text:p text:style-name="P68">toBigUInt64(value);</text:p>
            <text:p text:style-name="P70">toFloat<text:span text:style-name="T216">16</text:span>(value);</text:p>
            <text:p text:style-name="P71">toFloat32(value);</text:p>
            <text:p text:style-name="P71"/>
            <text:p text:style-name="P72">isInt8(value);</text:p>
            <text:p text:style-name="P72">isInt16(value);</text:p>
            <text:p text:style-name="P72">isInt32(value);</text:p>
            <text:p text:style-name="P72">isUInt8(value);</text:p>
            <text:p text:style-name="P72">isUInt16(value);</text:p>
            <text:p text:style-name="P72">isUInt32(value);</text:p>
            <text:p text:style-name="P72">isBigInt64(value);</text:p>
            <text:p text:style-name="P73"><text:span text:style-name="T217">i</text:span><text:span text:style-name="T216">s</text:span>BigUInt64(value);</text:p>
            <text:p text:style-name="P73"><text:span text:style-name="T216">is</text:span><text:span text:style-name="T215">Float</text:span><text:span text:style-name="T218">16</text:span><text:span text:style-name="T215">(value);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4"><text:span text:style-name="Source_20_Text"><text:span text:style-name="T219">Cookie</text:span></text:span><text:span text:style-name="Source_20_Text"><text:span text:style-name="T220"> </text:span></text:span><text:span text:style-name="Source_20_Text"><text:span text:style-name="T22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5"><text:span text:style-name="Source_20_Text"><text:span text:style-name="T16">getCookie([name]);</text:span></text:span></text:p>
            <text:p text:style-name="P75"><text:span text:style-name="Source_20_Text"><text:span text:style-name="T87">h</text:span></text:span><text:span text:style-name="Source_20_Text"><text:span text:style-name="T16">asCookie(name);</text:span></text:span></text:p>
            <text:p text:style-name="P76"><text:span text:style-name="Source_20_Text"><text:span text:style-name="T16">setCookie</text:span></text:span><text:span text:style-name="Source_20_Text"><text:span text:style-name="T222">(Options obje</text:span></text:span><text:span text:style-name="Source_20_Text"><text:span text:style-name="T223">ct</text:span></text:span><text:span text:style-name="Source_20_Text"><text:span text:style-name="T222">);</text:span></text:span></text:p>
            <text:p text:style-name="P76"><text:span text:style-name="Source_20_Text"><text:span text:style-name="T16">setCookie(name,value[,hours</text:span></text:span><text:span text:style-name="Source_20_Text"><text:span text:style-name="T222">=8760</text:span></text:span><text:span text:style-name="Source_20_Text"><text:span text:style-name="T16">[,path</text:span></text:span><text:span text:style-name="Source_20_Text"><text:span text:style-name="T222">="/"</text:span></text:span><text:span text:style-name="Source_20_Text"><text:span text:style-name="T16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]);</text:span></text:span></text:p>
            <text:p text:style-name="P26"><text:span text:style-name="Source_20_Text"><text:span text:style-name="T16">removeCookie</text:span></text:span><text:span text:style-name="Source_20_Text"><text:span text:style-name="T222">(Options obje</text:span></text:span><text:span text:style-name="Source_20_Text"><text:span text:style-name="T223">ct</text:span></text:span><text:span text:style-name="Source_20_Text"><text:span text:style-name="T222">);</text:span></text:span></text:p>
            <text:p text:style-name="P77"><text:span text:style-name="Source_20_Text"><text:span text:style-name="T16">removeCookie(name[,path</text:span></text:span><text:span text:style-name="Source_20_Text"><text:span text:style-name="T222">="/"</text:span></text:span><text:span text:style-name="Source_20_Text"><text:span text:style-name="T16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);</text:span></text:span></text:p>
            <text:p text:style-name="P75"><text:span text:style-name="Source_20_Text"><text:span text:style-name="T16">clearCookies</text:span></text:span><text:span text:style-name="Source_20_Text"><text:span text:style-name="T222">(Options obje</text:span></text:span><text:span text:style-name="Source_20_Text"><text:span text:style-name="T223">ct</text:span></text:span><text:span text:style-name="Source_20_Text"><text:span text:style-name="T222">);</text:span></text:span></text:p>
            <text:p text:style-name="P78"><text:span text:style-name="Source_20_Text"><text:span text:style-name="T16">clearCookies([path</text:span></text:span><text:span text:style-name="Source_20_Text"><text:span text:style-name="T222">="/"</text:span></text:span><text:span text:style-name="Source_20_Text"><text:span text:style-name="T16">[,domain[,</text:span></text:span><text:span text:style-name="Source_20_Text"><text:span text:style-name="T225">sec</text:span></text:span><text:span text:style-name="Source_20_Text"><text:span text:style-name="T16">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);</text:span>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79">AJAX and CORS <text:span text:style-name="T15">API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75"><text:span text:style-name="Source_20_Text"><text:span text:style-name="T16">getText(url,success);</text:span></text:span></text:p>
            <text:p text:style-name="P75"><text:span text:style-name="Source_20_Text"><text:span text:style-name="T16">getJson(url,success);</text:span></text:span></text:p>
            <text:p text:style-name="P80"><text:span text:style-name="Source_20_Text"><text:span text:style-name="T16">ajax(Options obje</text:span></text:span><text:span text:style-name="Source_20_Text"><text:span text:style-name="T223">ct</text:span></text:span><text:span text:style-name="Source_20_Text"><text:span text:style-name="T16">);</text:span></text:span></text:p>
            <text:p text:style-name="P81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60">string</text:span></text:span><text:span text:style-name="Source_20_Text"><text:span text:style-name="T16">, data: </text:span></text:span><text:span text:style-name="Source_20_Text"><text:span text:style-name="T60">string</text:span></text:span><text:span text:style-name="Source_20_Text"><text:span text:style-name="T16">, queryType: </text:span></text:span><text:span text:style-name="Source_20_Text"><text:span text:style-name="T60">*"ajax"/"cors"</text:span></text:span><text:span text:style-name="Source_20_Text"><text:span text:style-name="T16">, type: </text:span></text:span><text:span text:style-name="Source_20_Text"><text:span text:style-name="T60">*"get"/"post"</text:span></text:span><text:span text:style-name="Source_20_Text"><text:span text:style-name="T16">, success: </text:span></text:span><text:span text:style-name="Source_20_Text"><text:span text:style-name="T60">function</text:span></text:span><text:span text:style-name="Source_20_Text"><text:span text:style-name="T16">, error: </text:span></text:span><text:span text:style-name="Source_20_Text"><text:span text:style-name="T60">function</text:span></text:span><text:span text:style-name="Source_20_Text"><text:span text:style-name="T16">, format: </text:span></text:span><text:span text:style-name="Source_20_Text"><text:span text:style-name="T60">*"text"/"json"/"xml"</text:span></text:span><text:span text:style-name="Source_20_Text"><text:span text:style-name="T16">, user: </text:span></text:span><text:span text:style-name="Source_20_Text"><text:span text:style-name="T60">string</text:span></text:span><text:span text:style-name="Source_20_Text"><text:span text:style-name="T16">, password: </text:span></text:span><text:span text:style-name="Source_20_Text"><text:span text:style-name="T60">string</text:span></text:span></text:p>
          </table:table-cell>
          <table:covered-table-cell/>
        </table:table-row>
      </table:table>
      <text:p text:style-name="P8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8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3">V3.1.0</text:p>
          </table:table-cell>
          <table:table-cell table:style-name="Table3.A2" office:value-type="string">
            <text:p text:style-name="P83">v3.8.0</text:p>
          </table:table-cell>
          <table:table-cell table:style-name="Table3.C2" office:value-type="string">
            <text:p text:style-name="P84">v5.6.0</text:p>
          </table:table-cell>
        </table:table-row>
        <table:table-row>
          <table:table-cell table:style-name="Table3.A3" office:value-type="string">
            <text:p text:style-name="P85">Array.from();</text:p>
            <text:p text:style-name="P85">Array.of();</text:p>
            <text:p text:style-name="P86">Array.prototype.copyWithin();</text:p>
            <text:p text:style-name="P86">Array.prototype.fill();</text:p>
            <text:p text:style-name="P85">Array.prototype.find();</text:p>
            <text:p text:style-name="P85">Array.prototype.findIndex();</text:p>
            <text:p text:style-name="P85">Object.create();</text:p>
            <text:p text:style-name="P86">String.fromCodePoint();</text:p>
            <text:p text:style-name="P86">String.prototype.codePointAt();</text:p>
            <text:p text:style-name="P87">String.prototype.endsWith();</text:p>
            <text:p text:style-name="P86">String.prototype.startsWith();</text:p>
            <text:p text:style-name="P88">Math.acosh();</text:p>
            <text:p text:style-name="P88">Math.asinh();</text:p>
            <text:p text:style-name="P88">Math.atanh();</text:p>
            <text:p text:style-name="P88">Math.cbrt();</text:p>
            <text:p text:style-name="P88">Math.clz32();</text:p>
            <text:p text:style-name="P88">Math.cosh();</text:p>
            <text:p text:style-name="P88">Math.expm1();</text:p>
            <text:p text:style-name="P88">Math.fround();</text:p>
            <text:p text:style-name="P88">Math.hypot();</text:p>
            <text:p text:style-name="P88">Math.imul();</text:p>
            <text:p text:style-name="P88">Math.log1p();</text:p>
            <text:p text:style-name="P88">Math.log10();</text:p>
            <text:p text:style-name="P88">Math.log2();</text:p>
            <text:p text:style-name="P88">Math.sign();</text:p>
            <text:p text:style-name="P88">Math.sinh();</text:p>
            <text:p text:style-name="P88">Math.tanh();</text:p>
            <text:p text:style-name="P88">Math.trunc();</text:p>
            <text:p text:style-name="P85">Number.EPSILON;</text:p>
            <text:p text:style-name="P89">Number.isNaN(); <text:span text:style-name="T226">and</text:span><text:span text:style-name="T227"> </text:span>isNaN();</text:p>
            <text:p text:style-name="P85">Number.isInteger();</text:p>
            <text:p text:style-name="P85">Number.isFinite();</text:p>
            <text:p text:style-name="P90">Number.isSafeInteger();</text:p>
            <text:p text:style-name="P90">Number.parseInt();</text:p>
            <text:p text:style-name="P85">Number.parseFloat();</text:p>
          </table:table-cell>
          <table:table-cell table:style-name="Table3.B3" office:value-type="string">
            <text:p text:style-name="P86"/>
            <text:p text:style-name="P91"><text:span text:style-name="Source_20_Text"><text:span text:style-name="T205">Array.prototype.values();</text:span></text:span></text:p>
            <text:p text:style-name="P91"><text:span text:style-name="Source_20_Text"><text:span text:style-name="T205">Array.prototype.includes();</text:span></text:span></text:p>
            <text:p text:style-name="P92"/>
            <text:p text:style-name="P93"><text:span text:style-name="Source_20_Text"><text:span text:style-name="T205">ChildNode.after();</text:span></text:span><text:span text:style-name="T177"><text:line-break/></text:span><text:span text:style-name="Source_20_Text"><text:span text:style-name="T205">ChildNode.before();</text:span></text:span><text:span text:style-name="T177"><text:line-break/></text:span><text:span text:style-name="Source_20_Text"><text:span text:style-name="T205">ChildNode.remove();</text:span></text:span><text:span text:style-name="T177"><text:line-break/></text:span><text:span text:style-name="Source_20_Text"><text:span text:style-name="T205">ChildNode.replaceWith();</text:span></text:span></text:p>
            <text:p text:style-name="P92"/>
            <text:p text:style-name="P93"><text:span text:style-name="Source_20_Text"><text:span text:style-name="T205">Element.prototype.closest();<text:line-break/>Element.prototype.getAttributeNames();</text:span></text:span></text:p>
            <text:p text:style-name="P93"><text:span text:style-name="Source_20_Text"><text:span text:style-name="T205">Element.prototype.matches();</text:span></text:span></text:p>
            <text:p text:style-name="P93"><text:span text:style-name="Source_20_Text"><text:span text:style-name="T205">Element.prototype.toggleAttribute();</text:span></text:span></text:p>
            <text:p text:style-name="P92"/>
            <text:p text:style-name="P93"><text:span text:style-name="Source_20_Text"><text:span text:style-name="T205">ParentNode.append();</text:span></text:span></text:p>
            <text:p text:style-name="P93"><text:span text:style-name="Source_20_Text"><text:span text:style-name="T205"/></text:span></text:p>
            <text:p text:style-name="P93"><text:span text:style-name="Source_20_Text"><text:span text:style-name="T205">ParentNode.prepend();</text:span></text:span><text:span text:style-name="T177"><text:line-break/><text:line-break/></text:span><text:span text:style-name="Source_20_Text"><text:span text:style-name="T205">String.prototype[Symbol.iterator]();</text:span></text:span></text:p>
            <text:p text:style-name="P91"><text:span text:style-name="Source_20_Text"><text:span text:style-name="T205">String.prototype.includes();</text:span></text:span></text:p>
            <text:p text:style-name="P91"><text:span text:style-name="Source_20_Text"><text:span text:style-name="T205">String.prototype.repeat();</text:span></text:span><text:span text:style-name="T177"><text:line-break/></text:span></text:p>
            <text:p text:style-name="P94"><text:span text:style-name="Source_20_Text"><text:span text:style-name="T205">NodeList.prototype.forEach();</text:span></text:span><text:span text:style-name="T177"><text:line-break/></text:span></text:p>
            <text:p text:style-name="P91"><text:span text:style-name="Source_20_Text"><text:span text:style-name="T205">Object.assign();</text:span></text:span></text:p>
            <text:p text:style-name="P93"><text:span text:style-name="Source_20_Text"><text:span text:style-name="T205">Object.entries();</text:span></text:span><text:span text:style-name="T177"><text:line-break/></text:span></text:p>
            <text:p text:style-name="P93"><text:span text:style-name="Source_20_Text"><text:span text:style-name="T205">Object.getOwnPropertyDescriptors();</text:span></text:span><text:span text:style-name="T177"><text:line-break/></text:span><text:span text:style-name="Source_20_Text"><text:span text:style-name="T205">Object.values();</text:span></text:span><text:span text:style-name="T177"><text:line-break/></text:span></text:p>
            <text:p text:style-name="P94"><text:span text:style-name="Source_20_Text"><text:span text:style-name="T205">RegExp.prototype.flags;</text:span></text:span><text:span text:style-name="T177"><text:line-break/></text:span></text:p>
            <text:p text:style-name="P94"><text:span text:style-name="Source_20_Text"><text:span text:style-name="T205">window.screenLeft;</text:span></text:span><text:span text:style-name="T177"><text:line-break/></text:span><text:span text:style-name="Source_20_Text"><text:span text:style-name="T205">window.screenTop;</text:span></text:span></text:p>
          </table:table-cell>
          <table:table-cell table:style-name="Table3.C3" office:value-type="string">
            <text:p text:style-name="P85">Array.prototype.at();</text:p>
            <text:p text:style-name="P85"/>
            <text:p text:style-name="P85">Array.prototype.findLast();</text:p>
            <text:p text:style-name="P85">Array.prototype.findLastIndex();</text:p>
            <text:p text:style-name="P85"/>
            <text:p text:style-name="P85">Array.prototype.flat();</text:p>
            <text:p text:style-name="P85">Array.prototype.flatMap();</text:p>
            <text:p text:style-name="P85"/>
            <text:p text:style-name="P85">Number.MIN_SAFE_INTEGER;</text:p>
            <text:p text:style-name="P85">Number.MAX_SAFE_INTEGER;</text:p>
            <text:p text:style-name="P85"/>
            <text:p text:style-name="P85">Object.fromEntries();</text:p>
            <text:p text:style-name="P85"/>
            <text:p text:style-name="P85">Object.is();</text:p>
            <text:p text:style-name="P85"/>
            <text:p text:style-name="P95">String.prototype.at();</text:p>
            <text:p text:style-name="P95"/>
            <text:p text:style-name="P85">String.prototype.matchAll();</text:p>
            <text:p text:style-name="P85"/>
            <text:p text:style-name="P85">String.prototype.padStart();</text:p>
            <text:p text:style-name="P85">String.prototype.padEnd();</text:p>
            <text:p text:style-name="P85"/>
            <text:p text:style-name="P85">String.prototype.replaceAll();</text:p>
            <text:p text:style-name="P85"/>
            <text:p text:style-name="P85">String.prototype.trimStart();</text:p>
            <text:p text:style-name="P85">String.prototype.trimLeft();</text:p>
            <text:p text:style-name="P85"/>
            <text:p text:style-name="P85">String.prototype.trimEnd();</text:p>
            <text:p text:style-name="P85">String.prototype.trimRight();</text:p>
            <text:p text:style-name="P85"/>
            <text:p text:style-name="P85">Typedarray.prototype.at();</text:p>
            <text:p text:style-name="P85"/>
            <text:p text:style-name="P90">TypedArray.prototype.findLast();</text:p>
            <text:p text:style-name="P90">TypedArray.prototype.findLastIndex();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25T18:02:01.213146400</dc:date>
    <meta:print-date>2025-06-25T14:51:44.608662800</meta:print-date>
    <meta:editing-cycles>910</meta:editing-cycles>
    <meta:editing-duration>P1DT34M48S</meta:editing-duration>
    <meta:printed-by>PDF files</meta:printed-by>
    <meta:document-statistic meta:table-count="5" meta:image-count="0" meta:object-count="0" meta:page-count="5" meta:paragraph-count="366" meta:word-count="497" meta:character-count="9557" meta:non-whitespace-character-count="9401"/>
    <meta:template xlink:type="simple" xlink:actuate="onRequest" xlink:title="" xlink:href="Normal.dotm"/>
  </office:meta>
</office:document-meta>
</file>